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
      <style:text-properties fo:language="fr" fo:country="FR"/>
    </style:style>
    <style:style style:name="P2" style:family="paragraph" style:parent-style-name="Standard">
      <style:text-properties fo:language="fr" fo:country="FR"/>
    </style:style>
    <style:style style:name="P3" style:family="paragraph">
      <style:text-properties fo:language="fr" fo:country="FR"/>
    </style:style>
    <style:style style:name="P4" style:family="paragraph" style:parent-style-name="Text_20_body">
      <style:text-properties fo:language="fr" fo:country="FR"/>
    </style:style>
    <style:style style:name="P5" style:family="paragraph" style:parent-style-name="Text_20_body">
      <style:paragraph-properties fo:text-align="center" style:justify-single-word="false"/>
      <style:text-properties fo:language="fr" fo:country="FR"/>
    </style:style>
    <style:style style:name="P6" style:family="paragraph" style:parent-style-name="Text_20_body">
      <style:paragraph-properties fo:text-align="start" style:justify-single-word="false"/>
      <style:text-properties fo:language="fr" fo:country="FR"/>
    </style:style>
    <style:style style:name="P7" style:family="paragraph" style:parent-style-name="Text_20_body" style:list-style-name="L2">
      <style:text-properties fo:language="fr" fo:country="FR"/>
    </style:style>
    <style:style style:name="P8" style:family="paragraph" style:parent-style-name="Heading_20_1">
      <style:paragraph-properties fo:text-align="center" style:justify-single-word="false"/>
      <style:text-properties fo:language="fr" fo:country="FR"/>
    </style:style>
    <style:style style:name="P9" style:family="paragraph" style:parent-style-name="Footer">
      <style:text-properties fo:language="fr" fo:country="FR"/>
    </style:style>
    <style:style style:name="T1" style:family="text">
      <style:text-properties fo:font-size="20pt" style:font-size-asian="20pt" style:font-size-complex="20pt"/>
    </style:style>
    <style:style style:name="T2"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Informatique embarqué</text:span></text:h>
      <text:h text:style-name="P8" text:outline-level="1">TP n°1 - MION Giovanni</text:h>
      <text:p text:style-name="P5"/>
      <text:p text:style-name="P6">Temps estimé: 4 heures</text:p>
      <text:p text:style-name="P6">Temps effectif: 8 heures</text:p>
      <text:p text:style-name="P1">I)Compilation du code</text:p>
      <text:p text:style-name="P4"/>
      <text:p text:style-name="P2">Compilation avec liaison des dynamique librairies:</text:p>
      <text:p text:style-name="P2"><text:tab/><text:span text:style-name="T2">make</text:span></text:p>
      <text:p text:style-name="P2"/>
      <text:p text:style-name="P2">avant exécution faire:</text:p>
      <text:p text:style-name="P2"><text:tab/><text:span text:style-name="T2">export LD_LIBRARY_PATH=$LD_LIBRARY_PATH:.</text:span></text:p>
      <text:p text:style-name="P2"/>
      <text:p text:style-name="P2">Compilation avec liaison statique des librairies:</text:p>
      <text:p text:style-name="P2"><text:tab/><text:span text:style-name="T2">make static</text:span></text:p>
      <text:p text:style-name="P2"/>
      <text:p text:style-name="P2">Suppression des fichiers temporaires:</text:p>
      <text:p text:style-name="P2"><text:tab/><text:span text:style-name="T2">make clean</text:span></text:p>
      <text:p text:style-name="P2"/>
      <text:p text:style-name="P2">Suppression de l’ensemble des fichiers générés par make:</text:p>
      <text:p text:style-name="P2"><text:tab/><text:span text:style-name="T2">make mrproper</text:span></text:p>
      <text:p text:style-name="P4"/>
      <text:p text:style-name="P4">NB: le makefile ne fonctionne qu'avec le compilateur GCC.</text:p>
      <text:p text:style-name="P1">II)Choix de l'implémentation</text:p>
      <text:p text:style-name="P4"/>
      <text:p text:style-name="P4">L'algorithme utilisé dans la librairie colimacon est de remplir les cases du tableau par ordre croissant de valeur. Cet algorithme est utilisé car il n'accède qu'une seule fois a chaque case du tableau et qu'il est simple a mettre en place. </text:p>
      <text:p text:style-name="P4">Cependant il n'est pas optimum car il fait intervenir 4 boucles for incluse dans un boucle while.</text:p>
      <text:p text:style-name="P4">Cela veut dire que l'on pourrais minimisé le nombre de tests et de variables en utilisant une formule</text:p>
      <text:p text:style-name="P4">utilisant les indices de chaque case pour calculer la valeur à y placer.</text:p>
      <text:p text:style-name="P1">III)Problèmes rencontrés</text:p>
      <text:p text:style-name="P4"/>
      <text:p text:style-name="P4">Voici une liste des problèmes rencontrés:</text:p>
      <text:list xml:id="list7744276972854255143" text:style-name="L2">
        <text:list-item>
          <text:list>
            <text:list-item>
              <text:p text:style-name="P7">Maîtrise du langage C : il me fallait me remettre au C et à l'utilisation des pointeurs.</text:p>
            </text:list-item>
            <text:list-item>
              <text:p text:style-name="P7">Trouver une équation donnant la valeur d'un case du tableau en fonction des indices de <text:soft-page-break/>celle-ci.</text:p>
            </text:list-item>
            <text:list-item>
              <text:p text:style-name="P7">Trouver la valeur des pointeurs pour accédé a une case des tableaux passés en argument dans les fonctions colimacon et de tests.</text:p>
            </text:list-item>
          </text:list>
        </text:list-item>
      </text:list>
      <text:p text:style-name="P1">IV)Question du TP</text:p>
      <text:p text:style-name="P4"/>
      <text:p text:style-name="P4">Accès Mémoire:</text:p>
      <text:p text:style-name="P4"><text:tab/>Pour chaque case du tableau on y accède une fois pour la remplie. En revanche pour chaque case on fait un test du à la boucle for qui accède a des variables. On pourrait donc optimiser les accès mémoire en utilisant une équation qui détermine en fonction des indices de chaque case la valeur de celle-ci.</text:p>
      <text:p text:style-name="P4"/>
      <text:p text:style-name="P4">Parallélisation:</text:p>
      <text:p text:style-name="P4"><text:tab/>L'algorithme utilisé n'est pas parallélisable. En revanche pour obtenir un algorithme parallélisable on peut si on à une équation pour trouver la valeur en fonction des indices la même fonction qui prend en paramètre un offset les lignes et un autre pour les colonnes.</text:p>
      <text:p text:style-name="P4">On appelle alors cette fonction, après initialisation du tableau, depuis plusieurs threads en spécifient dans chaque thread <text:s/>l’adresse du sous tableau que l'on veut traiter, le nombre de lignes et de colonnes du sous tableau et l'offset des ligne et des colonnes (position du premier élément du sous tableau par rapport au premier élément du tableau). Alors chacun des threads peut traiter une partie du tableau séparément. </text:p>
      <text:p text:style-name="P4"/>
      <text:p text:style-name="P4">Temps requis pour un tableau:</text:p>
      <text:p text:style-name="P4"><text:tab/>10x10: <text:tab/><text:tab/><text:tab/>0m0.111s</text:p>
      <text:p text:style-name="P4"><text:tab/>100x100:<text:tab/><text:tab/><text:tab/>0m0.113s</text:p>
      <text:p text:style-name="P4"><text:tab/>1000x1000<text:tab/><text:tab/><text:tab/>0m0.125s</text:p>
      <text:p text:style-name="P4"><text:tab/>10 000x 10 000<text:tab/><text:tab/>0m1.900s</text:p>
      <text:p text:style-name="P4"/>
      <text:p text:style-name="P4">Mémoire alloué:</text:p>
      <text:p text:style-name="P4"><text:tab/>10x10<text:tab/><text:tab/><text:tab/><text:tab/>4Mo</text:p>
      <text:p text:style-name="P4"><text:tab/>100x100<text:tab/><text:tab/><text:tab/>4Mo</text:p>
      <text:p text:style-name="P4"><text:tab/>1000x1000<text:tab/><text:tab/><text:tab/>8Mo</text:p>
      <text:p text:style-name="P4"><text:tab/>10 000x10 000<text:tab/><text:tab/>387Mo</text:p>
      <text:p text:style-name="P4"/>
      <text:p text:style-name="P1">V)Commentaire d'un autre étudiant</text:p>
      <text:p text:style-name="P4"/>
      <text:p text:style-name="P4">Kenny Pancarte : pas de commentaire particul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P1 – MION Giovanni<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4M11S</meta:editing-duration>
    <meta:editing-cycles>15</meta:editing-cycles>
    <meta:generator>OpenOffice.org/3.4.1$Win32 OpenOffice.org_project/341m1$Build-9593</meta:generator>
    <dc:date>2013-10-16T23:10:39.48</dc:date>
    <meta:document-statistic meta:table-count="0" meta:image-count="0" meta:object-count="0" meta:page-count="2" meta:paragraph-count="45" meta:word-count="438" meta:character-count="2727"/>
    <meta:user-defined meta:name="Info 1"/>
    <meta:user-defined meta:name="Info 2"/>
    <meta:user-defined meta:name="Info 3"/>
    <meta:user-defined meta:name="Info 4"/>
  </office:meta>
</office:document-meta>
</file>